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roid Sans" svg:font-family="'Droid Sans'"/>
    <style:font-face style:name="Mangal1" svg:font-family="Mangal"/>
    <style:font-face style:name="Verdana" svg:font-family="Verdana, sans-serif"/>
    <style:font-face style:name="verdana" svg:font-family="verdana, tahoma, arial,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fo:font-size="12pt" fo:font-weight="bold" style:font-size-asian="12pt" style:font-weight-asian="bold" style:font-size-complex="12pt" style:font-weight-complex="bold"/>
    </style:style>
    <style:style style:name="P2" style:family="paragraph" style:parent-style-name="Standard">
      <style:text-properties style:font-name="Cambria" fo:font-size="12pt" fo:font-weight="normal" style:font-size-asian="12pt" style:font-weight-asian="normal" style:font-size-complex="12pt" style:font-weight-complex="normal"/>
    </style:style>
    <style:style style:name="P3" style:family="paragraph" style:parent-style-name="Standard">
      <style:text-properties style:font-name="Cambria" fo:font-size="12pt" style:font-size-asian="12pt" style:font-size-complex="12pt"/>
    </style:style>
    <style:style style:name="P4" style:family="paragraph" style:parent-style-name="Standard">
      <style:text-properties fo:color="#000000" style:font-name="Cambria" fo:font-size="12pt" fo:font-weight="normal" style:font-size-asian="12pt" style:font-weight-asian="normal" style:font-size-complex="12pt" style:font-weight-complex="normal"/>
    </style:style>
    <style:style style:name="P5" style:family="paragraph" style:parent-style-name="Standard">
      <style:text-properties fo:color="#000000" style:font-name="Cambria" fo:font-size="12pt" fo:font-weight="bold" style:font-size-asian="12pt" style:font-weight-asian="bold" style:font-size-complex="12pt" style:font-weight-complex="bold"/>
    </style:style>
    <style:style style:name="P6" style:family="paragraph" style:parent-style-name="Standard">
      <style:text-properties style:use-window-font-color="true" style:font-name="Cambria" fo:font-size="12pt" fo:font-weight="normal" style:font-size-asian="12pt" style:font-weight-asian="normal" style:font-size-complex="12pt" style:font-weight-complex="normal"/>
    </style:style>
    <style:style style:name="P7" style:family="paragraph" style:parent-style-name="Standard">
      <style:paragraph-properties>
        <style:tab-stops>
          <style:tab-stop style:position="3.6146in"/>
        </style:tab-stops>
      </style:paragraph-properties>
      <style:text-properties style:use-window-font-color="true" style:font-name="Cambria" fo:font-size="12pt" fo:font-weight="normal" style:font-size-asian="12pt" style:font-weight-asian="normal" style:font-size-complex="12pt" style:font-weight-complex="normal"/>
    </style:style>
    <style:style style:name="P8" style:family="paragraph" style:parent-style-name="Standard">
      <style:paragraph-properties fo:background-color="transparent">
        <style:background-image/>
      </style:paragraph-properties>
      <style:text-properties style:font-name="Cambria" fo:font-size="12pt" fo:font-weight="normal" style:font-size-asian="12pt" style:font-weight-asian="normal" style:font-size-complex="12pt" style:font-weight-complex="normal"/>
    </style:style>
    <style:style style:name="P9" style:family="paragraph" style:parent-style-name="Standard">
      <style:paragraph-properties fo:background-color="transparent">
        <style:background-image/>
      </style:paragraph-properties>
      <style:text-properties style:font-name="Cambria" fo:font-size="12pt" fo:font-weight="bold" style:font-size-asian="12pt" style:font-weight-asian="bold" style:font-size-complex="12pt" style:font-weight-complex="bold"/>
    </style:style>
    <style:style style:name="P10" style:family="paragraph" style:parent-style-name="Standard">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11" style:family="paragraph" style:parent-style-name="Standard">
      <style:paragraph-properties fo:background-color="transparent">
        <style:background-image/>
      </style:paragraph-properties>
      <style:text-properties fo:color="#000000" style:font-name="Cambria" fo:font-size="12pt" fo:font-weight="bold" style:font-size-asian="12pt" style:font-weight-asian="bold" style:font-size-complex="12pt" style:font-weight-complex="bold"/>
    </style:style>
    <style:style style:name="P12" style:family="paragraph" style:parent-style-name="Standard">
      <style:paragraph-properties fo:margin-left="0.2709in" fo:margin-right="0in" fo:text-indent="0in" style:auto-text-indent="false"/>
      <style:text-properties style:font-name="Cambria" fo:font-size="12pt" style:font-size-asian="12pt" style:font-size-complex="12pt"/>
    </style:style>
    <style:style style:name="P13" style:family="paragraph" style:parent-style-name="Standard">
      <style:paragraph-properties fo:margin-left="0in" fo:margin-right="0in" fo:text-indent="0in" style:auto-text-indent="false"/>
      <style:text-properties style:font-name="Cambria" fo:font-size="12pt" fo:font-weight="bold" style:font-size-asian="12pt" style:font-weight-asian="bold" style:font-size-complex="12pt" style:font-weight-complex="bold"/>
    </style:style>
    <style:style style:name="P14" style:family="paragraph" style:parent-style-name="Standard" style:list-style-name="L2">
      <style:text-properties fo:color="#2323dc" style:font-name="Cambria" fo:font-size="12pt" fo:font-weight="normal" style:font-size-asian="12pt" style:font-weight-asian="normal" style:font-size-complex="12pt" style:font-weight-complex="normal"/>
    </style:style>
    <style:style style:name="P15" style:family="paragraph" style:parent-style-name="Standard" style:list-style-name="L2">
      <style:text-properties style:font-name="Cambria" fo:font-size="12pt" style:font-size-asian="12pt" style:font-size-complex="12pt"/>
    </style:style>
    <style:style style:name="P16" style:family="paragraph" style:parent-style-name="Standard" style:list-style-name="L5">
      <style:text-properties style:font-name="Cambria" fo:font-size="12pt" style:font-size-asian="12pt" style:font-size-complex="12pt"/>
    </style:style>
    <style:style style:name="P17" style:family="paragraph" style:parent-style-name="Standard" style:list-style-name="L6">
      <style:text-properties style:font-name="Cambria" fo:font-size="12pt" style:font-size-asian="12pt" style:font-size-complex="12pt"/>
    </style:style>
    <style:style style:name="P18" style:family="paragraph" style:parent-style-name="Standard" style:list-style-name="L9">
      <style:text-properties style:font-name="Cambria" fo:font-size="12pt" style:font-size-asian="12pt" style:font-size-complex="12pt"/>
    </style:style>
    <style:style style:name="P19" style:family="paragraph" style:parent-style-name="Standard" style:list-style-name="L12">
      <style:text-properties style:font-name="Cambria" fo:font-size="12pt" style:font-size-asian="12pt" style:font-size-complex="12pt"/>
    </style:style>
    <style:style style:name="P20" style:family="paragraph" style:parent-style-name="Standard" style:list-style-name="L13">
      <style:text-properties style:font-name="Cambria" fo:font-size="12pt" style:font-size-asian="12pt" style:font-size-complex="12pt"/>
    </style:style>
    <style:style style:name="P21" style:family="paragraph" style:parent-style-name="Standard" style:list-style-name="L16">
      <style:text-properties style:font-name="Cambria" fo:font-size="12pt" style:font-size-asian="12pt" style:font-size-complex="12pt"/>
    </style:style>
    <style:style style:name="P22" style:family="paragraph" style:parent-style-name="Standard" style:list-style-name="L17">
      <style:text-properties style:font-name="Cambria" fo:font-size="12pt" style:font-size-asian="12pt" style:font-size-complex="12pt"/>
    </style:style>
    <style:style style:name="P23" style:family="paragraph" style:parent-style-name="Standard" style:list-style-name="L18">
      <style:text-properties style:font-name="Cambria" fo:font-size="12pt" style:font-size-asian="12pt" style:font-size-complex="12pt"/>
    </style:style>
    <style:style style:name="P24" style:family="paragraph" style:parent-style-name="Standard" style:list-style-name="L21">
      <style:text-properties style:font-name="Cambria" fo:font-size="12pt" style:font-size-asian="12pt" style:font-size-complex="12pt"/>
    </style:style>
    <style:style style:name="P25" style:family="paragraph" style:parent-style-name="Standard" style:list-style-name="L22">
      <style:text-properties style:font-name="Cambria" fo:font-size="12pt" style:font-size-asian="12pt" style:font-size-complex="12pt"/>
    </style:style>
    <style:style style:name="P26" style:family="paragraph" style:parent-style-name="Standard" style:list-style-name="L3">
      <style:text-properties style:font-name="Cambria" fo:font-size="12pt" fo:font-weight="normal" style:font-size-asian="12pt" style:font-weight-asian="normal" style:font-size-complex="12pt" style:font-weight-complex="normal"/>
    </style:style>
    <style:style style:name="P27" style:family="paragraph" style:parent-style-name="Standard" style:list-style-name="L4">
      <style:text-properties style:font-name="Cambria" fo:font-size="12pt" fo:font-weight="normal" style:font-size-asian="12pt" style:font-weight-asian="normal" style:font-size-complex="12pt" style:font-weight-complex="normal"/>
    </style:style>
    <style:style style:name="P28" style:family="paragraph" style:parent-style-name="Standard" style:list-style-name="L5">
      <style:text-properties style:font-name="Cambria" fo:font-size="12pt" fo:font-weight="normal" style:font-size-asian="12pt" style:font-weight-asian="normal" style:font-size-complex="12pt" style:font-weight-complex="normal"/>
    </style:style>
    <style:style style:name="P29" style:family="paragraph" style:parent-style-name="Standard" style:list-style-name="L6">
      <style:text-properties style:font-name="Cambria" fo:font-size="12pt" fo:font-weight="normal" style:font-size-asian="12pt" style:font-weight-asian="normal" style:font-size-complex="12pt" style:font-weight-complex="normal"/>
    </style:style>
    <style:style style:name="P30" style:family="paragraph" style:parent-style-name="Standard" style:list-style-name="L7">
      <style:text-properties style:font-name="Cambria" fo:font-size="12pt" fo:font-weight="normal" style:font-size-asian="12pt" style:font-weight-asian="normal" style:font-size-complex="12pt" style:font-weight-complex="normal"/>
    </style:style>
    <style:style style:name="P31" style:family="paragraph" style:parent-style-name="Standard" style:list-style-name="L8">
      <style:text-properties style:font-name="Cambria" fo:font-size="12pt" fo:font-weight="normal" style:font-size-asian="12pt" style:font-weight-asian="normal" style:font-size-complex="12pt" style:font-weight-complex="normal"/>
    </style:style>
    <style:style style:name="P32" style:family="paragraph" style:parent-style-name="Standard" style:list-style-name="L9">
      <style:text-properties style:font-name="Cambria" fo:font-size="12pt" fo:font-weight="normal" style:font-size-asian="12pt" style:font-weight-asian="normal" style:font-size-complex="12pt" style:font-weight-complex="normal"/>
    </style:style>
    <style:style style:name="P33" style:family="paragraph" style:parent-style-name="Standard" style:list-style-name="L11">
      <style:text-properties style:font-name="Cambria" fo:font-size="12pt" fo:font-weight="normal" style:font-size-asian="12pt" style:font-weight-asian="normal" style:font-size-complex="12pt" style:font-weight-complex="normal"/>
    </style:style>
    <style:style style:name="P34" style:family="paragraph" style:parent-style-name="Standard" style:list-style-name="L12">
      <style:text-properties style:font-name="Cambria" fo:font-size="12pt" fo:font-weight="normal" style:font-size-asian="12pt" style:font-weight-asian="normal" style:font-size-complex="12pt" style:font-weight-complex="normal"/>
    </style:style>
    <style:style style:name="P35" style:family="paragraph" style:parent-style-name="Standard" style:list-style-name="L15">
      <style:text-properties style:font-name="Cambria" fo:font-size="12pt" fo:font-weight="normal" style:font-size-asian="12pt" style:font-weight-asian="normal" style:font-size-complex="12pt" style:font-weight-complex="normal"/>
    </style:style>
    <style:style style:name="P36" style:family="paragraph" style:parent-style-name="Standard" style:list-style-name="L17">
      <style:text-properties style:font-name="Cambria" fo:font-size="12pt" fo:font-weight="normal" style:font-size-asian="12pt" style:font-weight-asian="normal" style:font-size-complex="12pt" style:font-weight-complex="normal"/>
    </style:style>
    <style:style style:name="P37" style:family="paragraph" style:parent-style-name="Standard" style:list-style-name="L18">
      <style:text-properties style:font-name="Cambria" fo:font-size="12pt" fo:font-weight="normal" style:font-size-asian="12pt" style:font-weight-asian="normal" style:font-size-complex="12pt" style:font-weight-complex="normal"/>
    </style:style>
    <style:style style:name="P38" style:family="paragraph" style:parent-style-name="Standard" style:list-style-name="L21">
      <style:text-properties style:font-name="Cambria" fo:font-size="12pt" fo:font-weight="normal" style:font-size-asian="12pt" style:font-weight-asian="normal" style:font-size-complex="12pt" style:font-weight-complex="normal"/>
    </style:style>
    <style:style style:name="P39" style:family="paragraph" style:parent-style-name="Standard" style:list-style-name="L22">
      <style:text-properties style:font-name="Cambria" fo:font-size="12pt" fo:font-weight="normal" style:font-size-asian="12pt" style:font-weight-asian="normal" style:font-size-complex="12pt" style:font-weight-complex="normal"/>
    </style:style>
    <style:style style:name="P40" style:family="paragraph" style:parent-style-name="Standard" style:list-style-name="L23">
      <style:text-properties style:font-name="Cambria" fo:font-size="12pt" fo:font-weight="normal" style:font-size-asian="12pt" style:font-weight-asian="normal" style:font-size-complex="12pt" style:font-weight-complex="normal"/>
    </style:style>
    <style:style style:name="P41" style:family="paragraph" style:parent-style-name="Standard" style:list-style-name="L5">
      <style:text-properties fo:font-size="12pt" fo:font-weight="normal" style:font-size-asian="12pt" style:font-weight-asian="normal" style:font-size-complex="12pt" style:font-weight-complex="normal"/>
    </style:style>
    <style:style style:name="P42" style:family="paragraph" style:parent-style-name="Standard" style:list-style-name="L10">
      <style:text-properties fo:font-size="12pt" fo:font-weight="normal" style:font-size-asian="12pt" style:font-weight-asian="normal" style:font-size-complex="12pt" style:font-weight-complex="normal"/>
    </style:style>
    <style:style style:name="P43" style:family="paragraph" style:parent-style-name="Standard" style:list-style-name="L20">
      <style:text-properties fo:font-size="12pt" fo:font-weight="normal" style:font-size-asian="12pt" style:font-weight-asian="normal" style:font-size-complex="12pt" style:font-weight-complex="normal"/>
    </style:style>
    <style:style style:name="P44" style:family="paragraph" style:parent-style-name="Standard" style:list-style-name="L7">
      <style:text-properties fo:font-size="12pt" style:font-size-asian="12pt" style:font-size-complex="12pt"/>
    </style:style>
    <style:style style:name="P45" style:family="paragraph" style:parent-style-name="Standard" style:list-style-name="L5">
      <style:text-properties fo:color="#000000" style:font-name="Cambria" fo:font-size="12pt" fo:font-weight="normal" style:font-size-asian="12pt" style:font-weight-asian="normal" style:font-size-complex="12pt" style:font-weight-complex="normal"/>
    </style:style>
    <style:style style:name="P46" style:family="paragraph" style:parent-style-name="Standard" style:list-style-name="L7">
      <style:text-properties fo:color="#000000" style:font-name="Cambria" fo:font-size="12pt" fo:font-weight="normal" style:font-size-asian="12pt" style:font-weight-asian="normal" style:font-size-complex="12pt" style:font-weight-complex="normal"/>
    </style:style>
    <style:style style:name="P47" style:family="paragraph" style:parent-style-name="Standard" style:list-style-name="L10">
      <style:text-properties fo:color="#000000" style:font-name="Cambria" fo:font-size="12pt" fo:font-weight="normal" style:font-size-asian="12pt" style:font-weight-asian="normal" style:font-size-complex="12pt" style:font-weight-complex="normal"/>
    </style:style>
    <style:style style:name="P48" style:family="paragraph" style:parent-style-name="Standard" style:list-style-name="L12">
      <style:text-properties fo:color="#000000" style:font-name="Cambria" fo:font-size="12pt" fo:font-weight="normal" style:font-size-asian="12pt" style:font-weight-asian="normal" style:font-size-complex="12pt" style:font-weight-complex="normal"/>
    </style:style>
    <style:style style:name="P49" style:family="paragraph" style:parent-style-name="Standard" style:list-style-name="L13">
      <style:text-properties fo:color="#000000" style:font-name="Cambria" fo:font-size="12pt" fo:font-weight="normal" style:font-size-asian="12pt" style:font-weight-asian="normal" style:font-size-complex="12pt" style:font-weight-complex="normal"/>
    </style:style>
    <style:style style:name="P50" style:family="paragraph" style:parent-style-name="Standard" style:list-style-name="L15">
      <style:text-properties fo:color="#000000" style:font-name="Cambria" fo:font-size="12pt" fo:font-weight="normal" style:font-size-asian="12pt" style:font-weight-asian="normal" style:font-size-complex="12pt" style:font-weight-complex="normal"/>
    </style:style>
    <style:style style:name="P51" style:family="paragraph" style:parent-style-name="Standard" style:list-style-name="L16">
      <style:text-properties fo:color="#000000" style:font-name="Cambria" fo:font-size="12pt" fo:font-weight="normal" style:font-size-asian="12pt" style:font-weight-asian="normal" style:font-size-complex="12pt" style:font-weight-complex="normal"/>
    </style:style>
    <style:style style:name="P52" style:family="paragraph" style:parent-style-name="Standard" style:list-style-name="L17">
      <style:text-properties fo:color="#000000" style:font-name="Cambria" fo:font-size="12pt" fo:font-weight="normal" style:font-size-asian="12pt" style:font-weight-asian="normal" style:font-size-complex="12pt" style:font-weight-complex="normal"/>
    </style:style>
    <style:style style:name="P53" style:family="paragraph" style:parent-style-name="Standard" style:list-style-name="L18">
      <style:text-properties fo:color="#000000" style:font-name="Cambria" fo:font-size="12pt" fo:font-weight="normal" style:font-size-asian="12pt" style:font-weight-asian="normal" style:font-size-complex="12pt" style:font-weight-complex="normal"/>
    </style:style>
    <style:style style:name="P54" style:family="paragraph" style:parent-style-name="Standard" style:list-style-name="L19">
      <style:text-properties fo:color="#000000" style:font-name="Cambria" fo:font-size="12pt" fo:font-weight="normal" style:font-size-asian="12pt" style:font-weight-asian="normal" style:font-size-complex="12pt" style:font-weight-complex="normal"/>
    </style:style>
    <style:style style:name="P55" style:family="paragraph" style:parent-style-name="Standard" style:list-style-name="L20">
      <style:text-properties fo:color="#000000" style:font-name="Cambria" fo:font-size="12pt" fo:font-weight="normal" style:font-size-asian="12pt" style:font-weight-asian="normal" style:font-size-complex="12pt" style:font-weight-complex="normal"/>
    </style:style>
    <style:style style:name="P56" style:family="paragraph" style:parent-style-name="Standard" style:list-style-name="L21">
      <style:text-properties fo:color="#000000" style:font-name="Cambria" fo:font-size="12pt" fo:font-weight="normal" style:font-size-asian="12pt" style:font-weight-asian="normal" style:font-size-complex="12pt" style:font-weight-complex="normal"/>
    </style:style>
    <style:style style:name="P57" style:family="paragraph" style:parent-style-name="Standard" style:list-style-name="L23">
      <style:text-properties fo:color="#000000" style:font-name="Cambria" fo:font-size="12pt" fo:font-weight="normal" style:font-size-asian="12pt" style:font-weight-asian="normal" style:font-size-complex="12pt" style:font-weight-complex="normal"/>
    </style:style>
    <style:style style:name="P58" style:family="paragraph" style:parent-style-name="Standard" style:list-style-name="L6">
      <style:text-properties style:use-window-font-color="true" style:font-name="Cambria" fo:font-size="12pt" fo:font-weight="normal" style:font-size-asian="12pt" style:font-weight-asian="normal" style:font-size-complex="12pt" style:font-weight-complex="normal"/>
    </style:style>
    <style:style style:name="P59" style:family="paragraph" style:parent-style-name="Standard" style:list-style-name="L11">
      <style:paragraph-properties>
        <style:tab-stops>
          <style:tab-stop style:position="3.6146in"/>
        </style:tab-stops>
      </style:paragraph-properties>
      <style:text-properties style:use-window-font-color="true" style:font-name="Cambria" fo:font-size="12pt" fo:font-weight="normal" style:font-size-asian="12pt" style:font-weight-asian="normal" style:font-size-complex="12pt" style:font-weight-complex="normal"/>
    </style:style>
    <style:style style:name="P60" style:family="paragraph" style:parent-style-name="Standard" style:list-style-name="L18">
      <style:paragraph-properties>
        <style:tab-stops>
          <style:tab-stop style:position="3.6146in"/>
        </style:tab-stops>
      </style:paragraph-properties>
      <style:text-properties style:use-window-font-color="true" style:font-name="Cambria" fo:font-size="12pt" fo:font-weight="normal" style:font-size-asian="12pt" style:font-weight-asian="normal" style:font-size-complex="12pt" style:font-weight-complex="normal"/>
    </style:style>
    <style:style style:name="P61" style:family="paragraph" style:parent-style-name="Standard" style:list-style-name="L15">
      <style:text-properties style:use-window-font-color="true" style:font-name="Cambria" fo:font-size="12pt" fo:font-weight="normal" style:font-size-asian="12pt" style:font-weight-asian="normal" style:font-size-complex="12pt" style:font-weight-complex="normal"/>
    </style:style>
    <style:style style:name="P62" style:family="paragraph" style:parent-style-name="Standard" style:list-style-name="L22">
      <style:text-properties style:use-window-font-color="true" style:font-name="Cambria" fo:font-size="12pt" fo:font-weight="normal" style:font-size-asian="12pt" style:font-weight-asian="normal" style:font-size-complex="12pt" style:font-weight-complex="normal"/>
    </style:style>
    <style:style style:name="P63" style:family="paragraph" style:parent-style-name="Standard" style:list-style-name="L18">
      <style:text-properties style:use-window-font-color="true" style:font-name="Cambria" fo:font-size="12pt" style:font-size-asian="12pt" style:font-size-complex="12pt"/>
    </style:style>
    <style:style style:name="P64" style:family="paragraph" style:parent-style-name="Standard" style:list-style-name="L23">
      <style:text-properties fo:font-variant="normal" fo:text-transform="none" fo:color="#343434" style:font-name="Droid Sans" fo:font-size="12.75pt" fo:letter-spacing="normal" fo:font-style="normal" fo:font-weight="normal" style:font-size-asian="12pt" style:font-weight-asian="normal" style:font-size-complex="12pt" style:font-weight-complex="normal"/>
    </style:style>
    <style:style style:name="P65" style:family="paragraph" style:parent-style-name="Standard" style:list-style-name="L1">
      <style:paragraph-properties fo:background-color="transparent">
        <style:background-image/>
      </style:paragraph-properties>
      <style:text-properties style:font-name="Cambria" fo:font-size="12pt" fo:font-weight="normal" style:font-size-asian="12pt" style:font-weight-asian="normal" style:font-size-complex="12pt" style:font-weight-complex="normal"/>
    </style:style>
    <style:style style:name="P66" style:family="paragraph" style:parent-style-name="Standard" style:list-style-name="L2">
      <style:paragraph-properties fo:background-color="transparent">
        <style:background-image/>
      </style:paragraph-properties>
      <style:text-properties style:font-name="Cambria" fo:font-size="12pt" fo:font-weight="normal" style:font-size-asian="12pt" style:font-weight-asian="normal" style:font-size-complex="12pt" style:font-weight-complex="normal"/>
    </style:style>
    <style:style style:name="P67" style:family="paragraph" style:parent-style-name="Standard" style:list-style-name="L3">
      <style:paragraph-properties fo:background-color="transparent">
        <style:background-image/>
      </style:paragraph-properties>
      <style:text-properties style:font-name="Cambria" fo:font-size="12pt" fo:font-weight="normal" style:font-size-asian="12pt" style:font-weight-asian="normal" style:font-size-complex="12pt" style:font-weight-complex="normal"/>
    </style:style>
    <style:style style:name="P68" style:family="paragraph" style:parent-style-name="Standard" style:list-style-name="L4">
      <style:paragraph-properties fo:background-color="transparent">
        <style:background-image/>
      </style:paragraph-properties>
      <style:text-properties style:font-name="Cambria" fo:font-size="12pt" fo:font-weight="normal" style:font-size-asian="12pt" style:font-weight-asian="normal" style:font-size-complex="12pt" style:font-weight-complex="normal"/>
    </style:style>
    <style:style style:name="P69" style:family="paragraph" style:parent-style-name="Standard" style:list-style-name="L2">
      <style:paragraph-properties fo:background-color="transparent">
        <style:tab-stops>
          <style:tab-stop style:position="3.6146in"/>
        </style:tab-stops>
        <style:background-image/>
      </style:paragraph-properties>
      <style:text-properties style:use-window-font-color="true" style:font-name="Cambria" fo:font-size="12pt" fo:font-weight="normal" style:font-size-asian="12pt" style:font-weight-asian="normal" style:font-size-complex="12pt" style:font-weight-complex="normal"/>
    </style:style>
    <style:style style:name="P70" style:family="paragraph" style:parent-style-name="Standard" style:list-style-name="L6">
      <style:paragraph-properties fo:background-color="transparent">
        <style:background-image/>
      </style:paragraph-properties>
      <style:text-properties style:use-window-font-color="true" style:font-name="Cambria" fo:font-size="12pt" fo:font-weight="normal" style:font-size-asian="12pt" style:font-weight-asian="normal" style:font-size-complex="12pt" style:font-weight-complex="normal"/>
    </style:style>
    <style:style style:name="P71" style:family="paragraph" style:parent-style-name="Standard">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2" style:family="paragraph" style:parent-style-name="Standard" style:list-style-name="L5">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3" style:family="paragraph" style:parent-style-name="Standard" style:list-style-name="L6">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4" style:family="paragraph" style:parent-style-name="Standard" style:list-style-name="L7">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5" style:family="paragraph" style:parent-style-name="Standard" style:list-style-name="L10">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6" style:family="paragraph" style:parent-style-name="Standard" style:list-style-name="L12">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7" style:family="paragraph" style:parent-style-name="Standard" style:list-style-name="L13">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78" style:family="paragraph" style:parent-style-name="Standard" style:list-style-name="L7">
      <style:paragraph-properties fo:background-color="transparent">
        <style:background-image/>
      </style:paragraph-properties>
    </style:style>
    <style:style style:name="P79" style:family="paragraph" style:parent-style-name="Standard" style:list-style-name="L9">
      <style:paragraph-properties fo:margin-left="0.2709in" fo:margin-right="0in" fo:text-indent="0in" style:auto-text-indent="false"/>
      <style:text-properties style:font-name="Cambria" fo:font-size="12pt" style:font-size-asian="12pt" style:font-size-complex="12pt"/>
    </style:style>
    <style:style style:name="P80" style:family="paragraph" style:parent-style-name="Text_20_body" style:list-style-name="L5">
      <style:paragraph-properties fo:background-color="transparent">
        <style:background-image/>
      </style:paragraph-properties>
      <style:text-properties fo:color="#000000" style:font-name="Cambria" fo:font-size="12pt" fo:font-weight="normal" style:font-size-asian="12pt" style:font-weight-asian="normal" style:font-size-complex="12pt" style:font-weight-complex="normal"/>
    </style:style>
    <style:style style:name="P81" style:family="paragraph" style:parent-style-name="Text_20_body" style:list-style-name="L1">
      <style:paragraph-properties fo:background-color="transparent">
        <style:background-image/>
      </style:paragraph-properties>
      <style:text-properties fo:font-variant="normal" fo:text-transform="none" fo:color="#000000" style:font-name="verdana" fo:font-size="9.75pt" fo:letter-spacing="normal" fo:font-style="normal"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color="#000000" fo:font-weight="normal" style:font-weight-asian="normal" style:font-weight-complex="normal"/>
    </style:style>
    <style:style style:name="T3" style:family="text">
      <style:text-properties fo:color="#000000" style:font-name="Cambria"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fo:font-variant="normal" fo:text-transform="none" fo:color="#222222" style:font-name="Verdana" fo:font-size="9.75pt" fo:letter-spacing="normal" fo:font-style="normal"/>
    </style:style>
    <style:style style:name="T7" style:family="text">
      <style:text-properties fo:font-variant="normal" fo:text-transform="none" fo:color="#222222" style:font-name="Verdana" fo:font-size="9.7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MPATIBILITY :</text:p>
      <text:p text:style-name="P2"/>
      <text:list xml:id="list31555061" text:style-name="L1">
        <text:list-item>
          <text:p text:style-name="P65">For web applications these scenarios should be tested on multiple browsers like IE, FF, Chrome, and Safari with versions approved by client.</text:p>
        </text:list-item>
        <text:list-item>
          <text:p text:style-name="P65">Test with different screen resolutions like 1024 x 768, 1280 x 1024, etc.</text:p>
        </text:list-item>
        <text:list-item>
          <text:p text:style-name="P65">Application should be tested on variety of displays like LCD, CRT, Notebooks, Tablets, and Mobile phones.</text:p>
        </text:list-item>
        <text:list-item>
          <text:p text:style-name="P65">Test application on different platforms like Windows, Mac, Linux operating systems.</text:p>
        </text:list-item>
        <text:list-item>
          <text:p text:style-name="P65">Mobile wise testing time – check the every size name what are all showed in browser. Both portrait and landscape, <text:s text:c="2"/>and also check this size also 320x480, 768x1024, AAAx240</text:p>
        </text:list-item>
        <text:list-item>
          <text:p text:style-name="P81">Check on different network environments.</text:p>
        </text:list-item>
      </text:list>
      <text:p text:style-name="Text_20_body"/>
      <text:p text:style-name="P8"/>
      <text:p text:style-name="P9">GENERAL:</text:p>
      <text:list xml:id="list31554204" text:style-name="L2">
        <text:list-header>
          <text:p text:style-name="P14"/>
        </text:list-header>
        <text:list-item>
          <text:p text:style-name="P66">Execute these scenarios with different user /roles e.g. admin user, guest user etc.</text:p>
        </text:list-item>
        <text:list-item>
          <text:p text:style-name="P66">log details order <text:s/>should be <text:s/>based on time 1<text:span text:style-name="T1">st</text:span> action must have to 1<text:span text:style-name="T1">st</text:span> <text:s/>like wise</text:p>
        </text:list-item>
        <text:list-item>
          <text:p text:style-name="P15">Check for timeout functionality. Timeout values should be configurable. Check application behavior after operation timeout</text:p>
        </text:list-item>
        <text:list-item>
          <text:p text:style-name="P66">check cookies used in an application</text:p>
        </text:list-item>
        <text:list-item>
          <text:p text:style-name="P69">should not double click allowed to action </text:p>
        </text:list-item>
        <text:list-item>
          <text:p text:style-name="P69">try <text:s/>to avoid mouse right click center click and copy paste cut</text:p>
        </text:list-item>
        <text:list-item>
          <text:p text:style-name="P69">check the web page <text:s/>should be same as page name, or for whole applications/website unique is best </text:p>
        </text:list-item>
        <text:list-item>
          <text:p text:style-name="P69">check the URL – here should not come company name , and secure wise pls ref the security <text:s/>base test case </text:p>
        </text:list-item>
        <text:list-item>
          <text:p text:style-name="P69">check every page tile should be related to page with correct spell </text:p>
        </text:list-item>
        <text:list-item>
          <text:p text:style-name="P69"><text:s/>Avoid hand <text:s/>beam other than link and buttons </text:p>
        </text:list-item>
        <text:list-item>
          <text:p text:style-name="P69">log details must have to log in and log out user details also need </text:p>
        </text:list-item>
        <text:list-item>
          <text:p text:style-name="P69">if use mail id <text:s/>for anything – mail or user name or forgot password anything , check all type of domain(like gmail, ymail, yahoo,etc....). <text:s text:c="2"/>And also check mail also came that mail id or not </text:p>
          <text:p text:style-name="P69"/>
        </text:list-item>
      </text:list>
      <text:p text:style-name="P8"/>
      <text:p text:style-name="P1">LOG IN PAGE:</text:p>
      <text:list xml:id="list31575472" text:style-name="L3">
        <text:list-item>
          <text:p text:style-name="P26">need <text:s/>website /application name <text:s/>should proper style, </text:p>
        </text:list-item>
        <text:list-item>
          <text:p text:style-name="P26">user name /pwd should be proper label name </text:p>
        </text:list-item>
        <text:list-item>
          <text:p text:style-name="P26">button and links should be proper alignment and unique design </text:p>
        </text:list-item>
        <text:list-item>
          <text:p text:style-name="P67">need “copy rights and designed by”</text:p>
        </text:list-item>
      </text:list>
      <text:p text:style-name="P8"/>
      <text:p text:style-name="P1">FOOTER AND BANNER :</text:p>
      <text:list xml:id="list31555402" text:style-name="L4">
        <text:list-item>
          <text:p text:style-name="P27">proper header and footer design ( copy rights name at left, our company name at right side..check our company name font also)</text:p>
        </text:list-item>
        <text:list-item>
          <text:p text:style-name="P27">log details on top <text:s/>- if page in log in mean must have to show on top of the page </text:p>
        </text:list-item>
        <text:list-item>
          <text:p text:style-name="P27">logo should be clear view <text:s/>website name should be correct format and attractive design </text:p>
        </text:list-item>
        <text:list-item>
          <text:p text:style-name="P27">Website copyright year should updated with current year.</text:p>
        </text:list-item>
        <text:list-item>
          <text:p text:style-name="P68"><text:soft-page-break/>designed by for website static page only , <text:s/>developed by need for software and dynamic page </text:p>
        </text:list-item>
        <text:list-item>
          <text:p text:style-name="P68">website name format and spell <text:s text:c="2"/>should be in <text:s/>client given one </text:p>
        </text:list-item>
      </text:list>
      <text:p text:style-name="P8"/>
      <text:p text:style-name="P13">MENU ARRANGEMENT :</text:p>
      <text:list xml:id="list31561774" text:style-name="L5">
        <text:list-item>
          <text:p text:style-name="P41">check the menu arrangement( like REG,CONFIG,PUR/SALES,PAYMNET,ACCOUNTS,REPORTS,ADMIN,LOGOUT)<text:tab/></text:p>
        </text:list-item>
        <text:list-item>
          <text:p text:style-name="P28">check menu design( if have sub-menu means try to show →,&gt; icon) other wise dot use &gt;</text:p>
        </text:list-item>
        <text:list-item>
          <text:p text:style-name="P28">every module and <text:s/>form need frame design …</text:p>
        </text:list-item>
        <text:list-item>
          <text:p text:style-name="P28">if we open one module, that time if go to menu don’t overlap to drop down</text:p>
        </text:list-item>
        <text:list-item>
          <text:p text:style-name="P28">menus <text:s/>– menus should be in format like eg: <text:s/>1<text:span text:style-name="T1">st</text:span> home last contact details like</text:p>
        </text:list-item>
        <text:list-item>
          <text:p text:style-name="P28">need menus highlight in same design </text:p>
        </text:list-item>
        <text:list-item>
          <text:p text:style-name="P28">Form action should have to be in action which are all chance to move <text:s/>like contact us to about as the <text:s/>news and events to home like </text:p>
        </text:list-item>
        <text:list-item>
          <text:p text:style-name="P28">menus and sub menus should be in order <text:s/>and same design , if sub menu have more than one sub menu means that also be in proper order </text:p>
        </text:list-item>
        <text:list-item>
          <text:p text:style-name="P28">every menu action should be accessible(like home page to every page , and about page to every page like etc.,</text:p>
        </text:list-item>
        <text:list-item>
          <text:p text:style-name="P28"><text:s/>menu click should have to accept, given place</text:p>
          <text:p text:style-name="P28"/>
        </text:list-item>
      </text:list>
      <text:p text:style-name="P2"/>
      <text:p text:style-name="P1">a. Page Design :</text:p>
      <text:list xml:id="list32269448" text:continue-list="list31561774" text:style-name="L5">
        <text:list-item text:start-value="1">
          <text:p text:style-name="P16">Check if default page size is correct</text:p>
        </text:list-item>
        <text:list-item>
          <text:p text:style-name="P16"><text:s/>Check if <text:s/>pop up <text:s/>size is correct</text:p>
        </text:list-item>
        <text:list-item>
          <text:p text:style-name="P16"><text:s/>Check if there is any field on page with default focus (in general, the focus should be set on first input field of the screen)</text:p>
        </text:list-item>
        <text:list-item>
          <text:p text:style-name="P16"><text:s/>If <text:s/>pop up <text:s/>is opened, user should not be able to use or update any field on background or main page</text:p>
        </text:list-item>
        <text:list-item>
          <text:p text:style-name="P16"><text:s/>Check scroll bar functionality for <text:s/>separate for pop up page and main page </text:p>
        </text:list-item>
        <text:list-item>
          <text:p text:style-name="P28">User should be able to navigate the redirected page</text:p>
        </text:list-item>
        <text:list-item>
          <text:p text:style-name="P28">check the unique <text:s/>style for pop up , and add button pop up </text:p>
        </text:list-item>
        <text:list-item>
          <text:p text:style-name="P45">don’t overlap to design, pop up <text:s/>and label values and buttons</text:p>
        </text:list-item>
        <text:list-item>
          <text:p text:style-name="P28">Check functionality of buttons available on all pages</text:p>
        </text:list-item>
        <text:list-item>
          <text:p text:style-name="P45">User should not be able to submit page twice by pressing submit button in quick succession.</text:p>
        </text:list-item>
        <text:list-item>
          <text:p text:style-name="P72"><text:s/>Pop up close icon must have show right side top corner with suitable color </text:p>
        </text:list-item>
        <text:list-item>
          <text:p text:style-name="P72"><text:s/>If page doesn't have content, delete all content mean – must have to show under construction page for all <text:s/>pages – its applicable for static and cms website </text:p>
        </text:list-item>
        <text:list-item>
          <text:p text:style-name="P72"><text:s/>font validation</text:p>
        </text:list-item>
        <text:list-item>
          <text:p text:style-name="P72">page layout in different <text:s/>resolutions</text:p>
        </text:list-item>
        <text:list-item>
          <text:p text:style-name="P72"><text:s/>All image <text:s/>alignment </text:p>
        </text:list-item>
        <text:list-item>
          <text:p text:style-name="P72">page content alignment to center , RHS, LHS</text:p>
        </text:list-item>
        <text:list-item>
          <text:p text:style-name="P72">Zoom in and Zoom out functionality</text:p>
        </text:list-item>
        <text:list-item>
          <text:p text:style-name="P72">Testing the alignment of the texts and other elements like icons, buttons, etc. are in proper place or not.</text:p>
        </text:list-item>
        <text:list-item>
          <text:p text:style-name="P80">Testing of the color of the hyperlink.</text:p>
        </text:list-item>
        <text:list-item>
          <text:p text:style-name="P80"><text:s/>The user must not get frustrated while using the system interface.</text:p>
          <text:p text:style-name="P72"><text:soft-page-break/></text:p>
        </text:list-item>
      </text:list>
      <text:p text:style-name="P10"/>
      <text:p text:style-name="P11">b. Window Application :</text:p>
      <text:list xml:id="list32262567" text:continue-list="list32269448" text:style-name="L5">
        <text:list-item text:start-value="1">
          <text:p text:style-name="P16">Check if default window size is correct</text:p>
        </text:list-item>
        <text:list-item>
          <text:p text:style-name="P16"><text:s/>Check if child window size is correct</text:p>
        </text:list-item>
        <text:list-item>
          <text:p text:style-name="P16"><text:s/>Check if there is any field on page with default focus (in general, the focus should be set on first input field of the screen)</text:p>
        </text:list-item>
        <text:list-item>
          <text:p text:style-name="P16">Check if child windows are getting closed on closing parent/opener window</text:p>
        </text:list-item>
        <text:list-item>
          <text:p text:style-name="P16"><text:s/>If child window is opened, user should not be able to use or update any field on background or parent window</text:p>
        </text:list-item>
        <text:list-item>
          <text:p text:style-name="P16"><text:s/>Check window minimize, maximize and close functionality</text:p>
        </text:list-item>
        <text:list-item>
          <text:p text:style-name="P16"><text:s/>Check if window is re-sizable</text:p>
        </text:list-item>
        <text:list-item>
          <text:p text:style-name="P16"><text:s/>Check scroll bar functionality for parent and child windows</text:p>
        </text:list-item>
        <text:list-item>
          <text:p text:style-name="P16">Check cancel button functionality for child window</text:p>
        </text:list-item>
        <text:list-item>
          <text:p text:style-name="P28">If main window closed all it’s child tables should get closed.</text:p>
        </text:list-item>
        <text:list-item>
          <text:p text:style-name="P28">User should be able to navigate directly home page from any page through Home link</text:p>
        </text:list-item>
        <text:list-item>
          <text:p text:style-name="P28">check the unique child window style</text:p>
        </text:list-item>
        <text:list-item>
          <text:p text:style-name="P45">don’t overlap to design, child window <text:s/>and label values and buttons</text:p>
        </text:list-item>
        <text:list-item>
          <text:p text:style-name="P28">Check functionality of buttons available on all pages</text:p>
        </text:list-item>
        <text:list-item>
          <text:p text:style-name="P45">User should not be able to submit page twice by pressing submit button in quick succession.</text:p>
        </text:list-item>
        <text:list-item>
          <text:p text:style-name="P72">Child window close icon must have show right side top corner with suitable color </text:p>
        </text:list-item>
      </text:list>
      <text:p text:style-name="P10"/>
      <text:p text:style-name="P1">INPUT PAGE <text:s/>DESIGN:</text:p>
      <text:list xml:id="list31554023" text:style-name="L6">
        <text:list-item>
          <text:p text:style-name="P29">web page title and fav icon – give proper fav icon for every page and page tile give properly</text:p>
        </text:list-item>
        <text:list-item>
          <text:p text:style-name="P29">All pages should have title, check the spell and and title must be proper one </text:p>
        </text:list-item>
        <text:list-item>
          <text:p text:style-name="P29">loading picture <text:s/>should be displayed when application is busy</text:p>
        </text:list-item>
        <text:list-item>
          <text:p text:style-name="P29">Check all pages for broken images</text:p>
        </text:list-item>
        <text:list-item>
          <text:p text:style-name="P29">Check all pages for broken links</text:p>
        </text:list-item>
        <text:list-item>
          <text:p text:style-name="P29">Check text on all pages for spelling and grammatical errors</text:p>
        </text:list-item>
        <text:list-item>
          <text:p text:style-name="P17">Font size, style and color for headline, description text, labels, infield data, and grid info should be standard as specified in SRS</text:p>
        </text:list-item>
        <text:list-item>
          <text:p text:style-name="P17">should have menu links – which are all menus are possible that all should <text:s/>have work</text:p>
        </text:list-item>
        <text:list-item>
          <text:p text:style-name="P29">All mandatory fields should be validated and indicated by asterisk (*) symbol</text:p>
          <text:p text:style-name="P29">if 2 field any one must have to enter mean use any other <text:s/>color for that. <text:s/>(eg: mobile no or phone no)</text:p>
        </text:list-item>
        <text:list-item>
          <text:p text:style-name="P73">if use symbol(:;'' ) use properly if show shadow or background design,given properly check the focus- tab focus and validation after focus</text:p>
        </text:list-item>
        <text:list-item>
          <text:p text:style-name="P73">Tab and Shift+Tab order should work properly</text:p>
        </text:list-item>
        <text:list-item>
          <text:p text:style-name="P73">text box, area , radio button and check box and buttons and rich test box -use unique method </text:p>
        </text:list-item>
        <text:list-item>
          <text:p text:style-name="P73">All fields on page (e.g. text box, radio options, drop down lists) should be aligned properly</text:p>
        </text:list-item>
        <text:list-item>
          <text:p text:style-name="P73"><text:s/>Enough space should be provided between field labels, columns, rows, error messages etc</text:p>
        </text:list-item>
        <text:list-item>
          <text:p text:style-name="P73"><text:s/>filed active color should be in unique </text:p>
        </text:list-item>
        <text:list-item>
          <text:p text:style-name="P29"><text:s/>Field labels should be standard e.g. field accepting user’s first name should be labeled properly as ‘First Name’</text:p>
        </text:list-item>
        <text:list-item>
          <text:p text:style-name="P29"><text:s/>Upon click of any input text field, mouse arrow pointer should get changed to cursor</text:p>
        </text:list-item>
        <text:list-item>
          <text:p text:style-name="P29"><text:s/>for text area should <text:s/>not be movable <text:s/>. if its move mean should not affect the design</text:p>
        </text:list-item>
        <text:list-item>
          <text:p text:style-name="P29"><text:soft-page-break/>Description text box should be multi-line </text:p>
        </text:list-item>
        <text:list-item>
          <text:p text:style-name="P29">Default radio options should be pre-selected on page load</text:p>
        </text:list-item>
        <text:list-item>
          <text:p text:style-name="P29">User should be able to select only one radio option and any combination for check boxe</text:p>
        </text:list-item>
        <text:list-item>
          <text:p text:style-name="P29">Tool tip and placeholder should be meaning full and should be related to label name .</text:p>
        </text:list-item>
        <text:list-item>
          <text:p text:style-name="P29">captcha need limitation attempt</text:p>
        </text:list-item>
        <text:list-item>
          <text:p text:style-name="P29"><text:s/>for uploading file <text:s/>label design should be unique and need proper name <text:s/>for scan , browse , web cam, thumb </text:p>
        </text:list-item>
        <text:list-item>
          <text:p text:style-name="P29">if upload allowed to select multiple at a time mean that time need proper view for that and also mention max no of upload </text:p>
        </text:list-item>
        <text:list-item>
          <text:p text:style-name="P29">rich text box – in rich text used all tool must be <text:s/>in working condition (like <text:s/>font style , size , bold, italic, under line , color, and link <text:s/>and all should <text:s/>be in working condition</text:p>
        </text:list-item>
        <text:list-item>
          <text:p text:style-name="P58">if input <text:s/>filed have “Ajax/auto complete” if enter one keyword based on drop down should have to that related . </text:p>
        </text:list-item>
        <text:list-item>
          <text:p text:style-name="P29">Field specific and page level help messages should be available</text:p>
        </text:list-item>
        <text:list-item>
          <text:p text:style-name="P73">Check if correct fields are highlighted in case of errors</text:p>
        </text:list-item>
        <text:list-item>
          <text:p text:style-name="P73">Disabled fields should be grayed out and user should not be able to set focus on these fields</text:p>
        </text:list-item>
        <text:list-item>
          <text:p text:style-name="P73">Scroll bar should be enabled only when necessary</text:p>
        </text:list-item>
        <text:list-item>
          <text:p text:style-name="P58">All numeric values should be formatted properly</text:p>
        </text:list-item>
        <text:list-item>
          <text:p text:style-name="P58">Amount values should be displayed with correct currency symbols</text:p>
        </text:list-item>
        <text:list-item>
          <text:p text:style-name="P70">Date and time should used for every side same format </text:p>
        </text:list-item>
        <text:list-item>
          <text:p text:style-name="P70">check box , radio button . <text:s/>Should have to accept click on the name itself also <text:s/>eg: <text:s/>if give male, female <text:s/>mean <text:s/>click have to accept <text:s text:c="2"/>in that word itself also </text:p>
        </text:list-item>
        <text:list-item>
          <text:p text:style-name="P70"><text:span text:style-name="T6">Upon click of any input text field, mouse arrow pointer should get changed to cursor</text:span> </text:p>
          <text:p text:style-name="P73"/>
        </text:list-item>
      </text:list>
      <text:p text:style-name="P1">a. Drop Down: </text:p>
      <text:list xml:id="list31551296" text:style-name="L7">
        <text:list-item>
          <text:p text:style-name="P30">Drop down fields should have first entry text like ‘Select’ have to view default </text:p>
        </text:list-item>
        <text:list-item>
          <text:p text:style-name="P30">User should not be able to type in drop down select lists</text:p>
        </text:list-item>
        <text:list-item>
          <text:p text:style-name="P30">Drop down field values should be displayed in defined sort order</text:p>
        </text:list-item>
        <text:list-item>
          <text:p text:style-name="P44">choose any drop down must need scroll bar( if crossed 10 values don’t overlap to any module)</text:p>
        </text:list-item>
        <text:list-item>
          <text:p text:style-name="P44">any drop down values didn’t <text:s/>expand to out of the form design(like some value over lap to address bar)</text:p>
        </text:list-item>
        <text:list-item>
          <text:p text:style-name="P30">all text box ,drop down box, try to be unique size ( ex- one <text:s/>module have unique text box,drop down box..etc..)</text:p>
        </text:list-item>
        <text:list-item>
          <text:p text:style-name="P30">drop down – should be in same unique model , must be in on that page should not excited </text:p>
        </text:list-item>
        <text:list-item>
          <text:p text:style-name="P46">Check if drop down list options are readable and not truncated due to field size limit</text:p>
        </text:list-item>
        <text:list-item>
          <text:p text:style-name="P74"><text:s/>while give addable drop down – if add that time should not enable the form after add/close/cancel that time only have enable </text:p>
        </text:list-item>
        <text:list-item>
          <text:p text:style-name="P78"><text:span text:style-name="T3"><text:s/></text:span><text:span text:style-name="T7">User should not be able to type in drop down select lists</text:span> </text:p>
        </text:list-item>
        <text:list-item>
          <text:p text:style-name="P78"><text:span text:style-name="T7">Check if dropdown list options are readable and not truncated due to field size limit</text:span> </text:p>
        </text:list-item>
      </text:list>
      <text:p text:style-name="P1">b. Date:</text:p>
      <text:list xml:id="list31563937" text:style-name="L8">
        <text:list-item>
          <text:p text:style-name="P31">Date pickers should be displayed for Date fields.</text:p>
        </text:list-item>
        <text:list-item>
          <text:p text:style-name="P31">Date tool must have option also year short cut also </text:p>
        </text:list-item>
        <text:list-item>
          <text:p text:style-name="P31">Date and time should used for every side same format </text:p>
        </text:list-item>
        <text:list-item>
          <text:p text:style-name="P31">Date tool alignment should be in proper place </text:p>
        </text:list-item>
        <text:list-item>
          <text:p text:style-name="P31">while doing button action after click must have to show loading image or must have to disable mode </text:p>
        </text:list-item>
      </text:list>
      <text:p text:style-name="P2"/>
      <text:p text:style-name="P1"><text:soft-page-break/>c. Image Upload Functionality:</text:p>
      <text:p text:style-name="P3">(Also applicable for other file upload functionality)</text:p>
      <text:list xml:id="list31552896" text:style-name="L9">
        <text:list-item>
          <text:p text:style-name="P79">2. Check image upload and change functionality</text:p>
        </text:list-item>
        <text:list-item>
          <text:p text:style-name="P79">Check for uploaded image path</text:p>
        </text:list-item>
        <text:list-item>
          <text:p text:style-name="P18">Check if cancel button <text:s/>ADD AND REMOVE BUTTON functionality is working in between upload process</text:p>
        </text:list-item>
        <text:list-item>
          <text:p text:style-name="P32">Check if user is able to use/view the uploaded images</text:p>
        </text:list-item>
        <text:list-item>
          <text:p text:style-name="P18">Check image upload functionality with image files of different extensions (e.g. JPEG, PNG, BMP etc.)</text:p>
        </text:list-item>
        <text:list-item>
          <text:p text:style-name="P32">For upload should have to mention memory size </text:p>
        </text:list-item>
        <text:list-item>
          <text:p text:style-name="P32">Check if images of specified height and width (if defined) are accepted otherwise rejected</text:p>
        </text:list-item>
        <text:list-item>
          <text:p text:style-name="P32">Check image upload with image size greater than the max allowed size. Proper error message should be displayed.</text:p>
        </text:list-item>
        <text:list-item>
          <text:p text:style-name="P32">Image upload progress bar should appear for large size images</text:p>
        </text:list-item>
        <text:list-item>
          <text:p text:style-name="P32">Check if file selection dialog shows only supported files listed</text:p>
        </text:list-item>
        <text:list-item>
          <text:p text:style-name="P32"><text:s/>Check image upload functionality with images having space or any other allowed special character in file name</text:p>
        </text:list-item>
        <text:list-item>
          <text:p text:style-name="P32">Check duplicate name image upload</text:p>
        </text:list-item>
        <text:list-item>
          <text:p text:style-name="P32">Check image upload functionality with file types other than images (e.g. txt, doc, pdf, exe etc.). Proper error message should be displayed</text:p>
        </text:list-item>
        <text:list-item>
          <text:p text:style-name="P32"><text:s/>if upload pdf or other file mean that only allow , if other than this upload mean should have show proper error msg </text:p>
        </text:list-item>
        <text:list-item>
          <text:p text:style-name="P32">Check multiple images upload functionality</text:p>
        </text:list-item>
        <text:list-item>
          <text:p text:style-name="P32">Check image quality after upload. Image quality should not be changed after upload</text:p>
        </text:list-item>
        <text:list-item>
          <text:p text:style-name="P32">IMAGE name showed place should have to view on the specifield place only,give lenthgy name then check </text:p>
        </text:list-item>
      </text:list>
      <text:p text:style-name="P2"/>
      <text:p text:style-name="P10"/>
      <text:p text:style-name="P5">d. <text:s/>Crystal Report:</text:p>
      <text:list xml:id="list31564885" text:style-name="L10">
        <text:list-item>
          <text:p text:style-name="P47">need <text:s/>proper application name and their address, contact details phone no ,mail, website , tin no </text:p>
        </text:list-item>
        <text:list-item>
          <text:p text:style-name="P47">Result grids should be displayed with proper column and row spacing</text:p>
        </text:list-item>
        <text:list-item>
          <text:p text:style-name="P47">if lengthy word mean should be show float on next line </text:p>
        </text:list-item>
        <text:list-item>
          <text:p text:style-name="P47">common details should view correctly like total qty , total amount , and tax like everything </text:p>
        </text:list-item>
        <text:list-item>
          <text:p text:style-name="P42">check the design if more than one page mean <text:s/></text:p>
        </text:list-item>
        <text:list-item>
          <text:p text:style-name="P75">if <text:s/>has multiple page mean must have any link between that page (page no, inovice no like anyhting)</text:p>
        </text:list-item>
        <text:list-item>
          <text:p text:style-name="P75">check with min one page and more than 10 page </text:p>
        </text:list-item>
      </text:list>
      <text:p text:style-name="P12"/>
      <text:p text:style-name="P1">BUTTON: </text:p>
      <text:list xml:id="list31561264" text:style-name="L11">
        <text:list-item>
          <text:p text:style-name="P33">Reset button functionality should set default values for all fields</text:p>
        </text:list-item>
        <text:list-item>
          <text:p text:style-name="P33">check the unique button style</text:p>
        </text:list-item>
        <text:list-item>
          <text:p text:style-name="P33">Buttons and links should get highlight when placing cursor on it.</text:p>
        </text:list-item>
        <text:list-item>
          <text:p text:style-name="P33">All buttons on page should be accessible by keyboard shortcuts and user should be able to perform all operations using keyboard</text:p>
        </text:list-item>
        <text:list-item>
          <text:p text:style-name="P59">should not double click allowed to action in button </text:p>
        </text:list-item>
        <text:list-item>
          <text:p text:style-name="P59"><text:span text:style-name="T6">All buttons on page should be accessible by keyboard shortcuts and user should be able to perform all operations using keyboard</text:span> </text:p>
        </text:list-item>
      </text:list>
      <text:p text:style-name="P7"><text:soft-page-break/></text:p>
      <text:p text:style-name="P1">ERROR/WARING/SUCCESSFUL/VALIDATION <text:s/>MESSAGE : </text:p>
      <text:list xml:id="list31551871" text:style-name="L12">
        <text:list-item>
          <text:p text:style-name="P34">validation msg , alert msg everything should be in order </text:p>
        </text:list-item>
        <text:list-item>
          <text:p text:style-name="P34">Check if proper field labels are used in error messages</text:p>
        </text:list-item>
        <text:list-item>
          <text:p text:style-name="P34">check the unique alert ( use only label or alert), alert <text:s/>warning and <text:s/>error MSG should be related to form field name </text:p>
        </text:list-item>
        <text:list-item>
          <text:p text:style-name="P19">Validation error messages should be displayed properly at correct position</text:p>
        </text:list-item>
        <text:list-item>
          <text:p text:style-name="P19">All error messages should be displayed in same CSS style (e.g. using red color)</text:p>
        </text:list-item>
        <text:list-item>
          <text:p text:style-name="P48">General confirmation messages should be displayed using CSS style other than error messages style (e.g. using green color)</text:p>
        </text:list-item>
        <text:list-item>
          <text:p text:style-name="P19"><text:s/>Validate markup for all web pages (validate HTML and CSS for syntax errors) to make sure it is compliant with the standards</text:p>
        </text:list-item>
        <text:list-item>
          <text:p text:style-name="P34">Application crash or unavailable pages should be redirected to error page</text:p>
          <text:p text:style-name="P48"><text:s/>Information filled by users should remain intact when there is error message on page submit. User should be able to submit the form again by correcting the errors</text:p>
        </text:list-item>
        <text:list-item>
          <text:p text:style-name="P34"><text:s/>Confirmation messages should be displayed before performing any update or delete operation</text:p>
        </text:list-item>
        <text:list-item>
          <text:p text:style-name="P34">in MSG pop up give enter should have to focus on that pop up only , should not focus the whole form </text:p>
        </text:list-item>
        <text:list-item>
          <text:p text:style-name="P76">Check numeric input fields with character input values. Proper validation message should appear</text:p>
        </text:list-item>
        <text:list-item>
          <text:p text:style-name="P76">successfully msg should have to every successfully action with porper word (if id using mean here showed is best)</text:p>
        </text:list-item>
      </text:list>
      <text:p text:style-name="P10"/>
      <text:p text:style-name="P10"/>
      <text:p text:style-name="P1">SENDING EMAILS:</text:p>
      <text:p text:style-name="P3">(Test cases for composing or validating emails are not included)</text:p>
      <text:p text:style-name="P3">(Make sure to use dummy email addresses before executing email related tests)</text:p>
      <text:list xml:id="list31557917" text:style-name="L13">
        <text:list-item>
          <text:p text:style-name="P20"><text:s/>Email template should use standard CSS for all emails</text:p>
        </text:list-item>
        <text:list-item>
          <text:p text:style-name="P20"><text:s/>Email addresses should be validated before sending emails</text:p>
        </text:list-item>
        <text:list-item>
          <text:p text:style-name="P20">Special characters in email body template should be handled properly</text:p>
        </text:list-item>
        <text:list-item>
          <text:p text:style-name="P20"><text:s/>Language specific characters (e.g. Russian, Chinese or German language characters) should be handled properly in email body template</text:p>
        </text:list-item>
        <text:list-item>
          <text:p text:style-name="P20"><text:s/>Email subject should not be blank</text:p>
        </text:list-item>
        <text:list-item>
          <text:p text:style-name="P20"><text:s/>Placeholder fields used in email template should be replaced with actual values e.g. {Firstname} {Lastname} should be replaced with individuals first and last name properly for all recipients</text:p>
        </text:list-item>
        <text:list-item>
          <text:p text:style-name="P20"><text:s/>If reports with dynamic values are included in email body, report data should be calculated correctly</text:p>
        </text:list-item>
        <text:list-item>
          <text:p text:style-name="P20">Email sender name should not be blank</text:p>
        </text:list-item>
        <text:list-item>
          <text:p text:style-name="P20">Emails should be checked in different email clients like Outlook, Gmail, Hotmail, Yahoo! mail etc.</text:p>
        </text:list-item>
        <text:list-item>
          <text:p text:style-name="P20">Check send email functionality using TO, CC and BCC fields</text:p>
        </text:list-item>
        <text:list-item>
          <text:p text:style-name="P20">Check plain text emails</text:p>
        </text:list-item>
        <text:list-item>
          <text:p text:style-name="P20">Check HTML format emails</text:p>
        </text:list-item>
        <text:list-item>
          <text:p text:style-name="P20">Check email header and footer for company logo, privacy policy and other links</text:p>
        </text:list-item>
        <text:list-item>
          <text:p text:style-name="P20">Check emails with attachments</text:p>
        </text:list-item>
        <text:list-item>
          <text:p text:style-name="P20"><text:s/>Check send email functionality to single, multiple or distribution list recipients</text:p>
        </text:list-item>
        <text:list-item>
          <text:p text:style-name="P20"><text:soft-page-break/>Check if reply to email address is correct</text:p>
        </text:list-item>
        <text:list-item>
          <text:p text:style-name="P49">Check sending high volume of emails</text:p>
        </text:list-item>
        <text:list-item>
          <text:p text:style-name="P49">email detail must have properly have header(sir/madam), signature (website/application conduct details)</text:p>
        </text:list-item>
        <text:list-item>
          <text:p text:style-name="P49">in mail detail must need mailing purpose of details clearly </text:p>
        </text:list-item>
        <text:list-item>
          <text:p text:style-name="P49">if mail have any link – 1, if the website already in log in directly go the that page , </text:p>
          <text:p text:style-name="P77"><text:s text:c="45"/>2 <text:s/>if not in log in must have <text:s/>to redirect log in page</text:p>
        </text:list-item>
        <text:list-item>
          <text:p text:style-name="P77"><text:s/>if send mail or msg – its goes any other page for thank you or sending information or successfully send msg , <text:s/>from that page if click browser back button mean <text:s/>should not send again the same mail or msg (check this case wise ) </text:p>
          <text:p text:style-name="P49"/>
        </text:list-item>
      </text:list>
      <text:p text:style-name="P10"/>
      <text:p text:style-name="P10"/>
      <text:p text:style-name="P1">VIEW :</text:p>
      <text:list xml:id="list31550087" text:style-name="L15">
        <text:list-header>
          <text:p text:style-name="P50"/>
        </text:list-header>
        <text:list-item>
          <text:p text:style-name="P35">web page title and fav icon – give proper fav icon for every page and page tile give properly</text:p>
        </text:list-item>
        <text:list-item>
          <text:p text:style-name="P35">All pages should have title, check the spell and and title must be proper one </text:p>
        </text:list-item>
        <text:list-item>
          <text:p text:style-name="P35">loading picture <text:s/>should be displayed when application is busy</text:p>
        </text:list-item>
        <text:list-item>
          <text:p text:style-name="P35">Check all pages for broken images</text:p>
        </text:list-item>
        <text:list-item>
          <text:p text:style-name="P35">Check all pages for broken links</text:p>
        </text:list-item>
        <text:list-item>
          <text:p text:style-name="P35">Check text on all pages for spelling and grammatical errors</text:p>
        </text:list-item>
        <text:list-item>
          <text:p text:style-name="P50">should have menu links – which are all menus are possible that all should <text:s/>have work</text:p>
        </text:list-item>
        <text:list-item>
          <text:p text:style-name="P50">check the page heading and pop up heading , should have proepr name <text:s/>with correct spell</text:p>
        </text:list-item>
        <text:list-item>
          <text:p text:style-name="P50">if use symbol(:;'' ) use properly if show shadow or background design,given properly check the focus- tab focus and validation after focus</text:p>
        </text:list-item>
        <text:list-item>
          <text:p text:style-name="P50">bread crumb menus should need proper path , if click any link it must have to <text:s/>go that page </text:p>
        </text:list-item>
        <text:list-item>
          <text:p text:style-name="P50">bread crumb menu must show which its came like </text:p>
        </text:list-item>
        <text:list-item>
          <text:p text:style-name="P50">Page text should be left justified-- <text:s/>for content only not for application </text:p>
        </text:list-item>
        <text:list-item>
          <text:p text:style-name="P50">Font size, style and color for headline, description text, labels, infield data, and grid info should be standard as specified in SRS </text:p>
        </text:list-item>
        <text:list-item>
          <text:p text:style-name="P50">if the page have scroll mean shouldn't <text:s/>scroll the heading </text:p>
        </text:list-item>
        <text:list-item>
          <text:p text:style-name="P50"><text:s/>Scroll bar should be enabled only when necessary</text:p>
        </text:list-item>
        <text:list-item>
          <text:p text:style-name="P50">if its have paging mean should have suitable data on that page, <text:s/>page should not extend </text:p>
        </text:list-item>
        <text:list-item>
          <text:p text:style-name="P50">marque content/image and news and event <text:s/>– should be have to finish one cycle after than <text:s/>cyclic must have <text:s/>to do repeat continuously (right to left <text:span text:style-name="T4">or </text:span>bottom to top), <text:s/>and latest content must have to view on 1<text:span text:style-name="T1">st</text:span> </text:p>
        </text:list-item>
        <text:list-item>
          <text:p text:style-name="P50">any action view mean that should be act properly like delete ,edit ,add, print ,reprint everything should <text:s/>process properly <text:s/></text:p>
        </text:list-item>
        <text:list-item>
          <text:p text:style-name="P35">pdf , print , excel must have proper design <text:s/>company name , <text:s/>form name , view type <text:s/>and if there any common details having mean that also need </text:p>
        </text:list-item>
        <text:list-item>
          <text:p text:style-name="P35"><text:s/>what we given in rich text box content and style should have to view here in same design <text:span text:style-name="T5">and format s</text:span></text:p>
        </text:list-item>
        <text:list-item>
          <text:p text:style-name="P61">cms latest added content have to bottom</text:p>
        </text:list-item>
        <text:list-item>
          <text:p text:style-name="P35">Disabled fields should be grayed out and user should not be able to set focus on these fields</text:p>
        </text:list-item>
        <text:list-item>
          <text:p text:style-name="P35">without details should not show print and excel </text:p>
        </text:list-item>
      </text:list>
      <text:p text:style-name="P2"/>
      <text:p text:style-name="P5">a. Links :</text:p>
      <text:list xml:id="list31568167" text:style-name="L16">
        <text:list-item>
          <text:p text:style-name="P21"><text:soft-page-break/>Upon placing mouse on button or Link, Mouse arrow should get changed to hand icon.</text:p>
        </text:list-item>
        <text:list-item>
          <text:p text:style-name="P51">Links should have underline or should differentiate with normal text, the user easily identify the link on web page.</text:p>
        </text:list-item>
        <text:list-item>
          <text:p text:style-name="P51">Page should have redirect option for main page </text:p>
          <text:p text:style-name="P51"/>
        </text:list-item>
      </text:list>
      <text:p text:style-name="P1">b. Test Scenarios for Filter Criteria</text:p>
      <text:list xml:id="list31567707" text:style-name="L17">
        <text:list-item>
          <text:p text:style-name="P36">ADVANCE SEARCH-- it will <text:s/>come based on the given value </text:p>
        </text:list-item>
        <text:list-item>
          <text:p text:style-name="P52">search – better to <text:s/>in Ajax for <text:s/>each details or related details</text:p>
        </text:list-item>
        <text:list-item>
          <text:p text:style-name="P36">if its have multi select drop <text:s/>down select mean – must have to view <text:s/>all selected criteria </text:p>
        </text:list-item>
        <text:list-item>
          <text:p text:style-name="P36">if search have multiple label mean should have to <text:s/>view related filed only (for EG: search label have COUNTRY , STATE , DISTRICT.. <text:s/>if choose country “india” mean next label show only “india state” again <text:s/>choose tamilnadu, <text:s text:c="3"/>FOR DISTRICT label only show tamil nadu district </text:p>
        </text:list-item>
        <text:list-item>
          <text:p text:style-name="P22">User should be able to filter results using all parameters on the page</text:p>
        </text:list-item>
        <text:list-item>
          <text:p text:style-name="P22">Refine search functionality should load search page with all user selected search parameters</text:p>
        </text:list-item>
        <text:list-item>
          <text:p text:style-name="P22">When at least one filter criteria selection is not compulsory user should be able to submit page and default search criteria should get used to query results</text:p>
        </text:list-item>
        <text:list-item>
          <text:p text:style-name="P36">Proper validation messages should be displayed for invalid values for filter criteria</text:p>
        </text:list-item>
        <text:list-item>
          <text:p text:style-name="P36">When there is at least one filter criteria is required to perform search operation, make sure proper error message is displayed when user submits the page without selecting any filter criteria.</text:p>
        </text:list-item>
        <text:list-item>
          <text:p text:style-name="P36">For search field if give invalid related to url and db mean should not show in ajax like those things that page details only have to show</text:p>
        </text:list-item>
        <text:list-item>
          <text:p text:style-name="P36">date filter <text:s/>is there should be with validate date , <text:s/>and check the date format and should allowed other than date </text:p>
        </text:list-item>
      </text:list>
      <text:p text:style-name="P2"/>
      <text:p text:style-name="P1">c. Test Case For Grid </text:p>
      <text:list xml:id="list31546610" text:style-name="L18">
        <text:list-item>
          <text:p text:style-name="P37">Search criteria used for searching should be displayed on result grid</text:p>
        </text:list-item>
        <text:list-item>
          <text:p text:style-name="P37">Result grid values should be sorted by default column.</text:p>
        </text:list-item>
        <text:list-item>
          <text:p text:style-name="P37">Check result grid data if date range is enabled</text:p>
        </text:list-item>
        <text:list-item>
          <text:p text:style-name="P23">Page loading symbol should be displayed when it’s taking more than default time to load the result page</text:p>
        </text:list-item>
        <text:list-item>
          <text:p text:style-name="P23">Check if all search parameters are used to fetch data shown on result grid</text:p>
        </text:list-item>
        <text:list-item>
          <text:p text:style-name="P23">need sl.no <text:s/>for grid </text:p>
        </text:list-item>
        <text:list-item>
          <text:p text:style-name="P23">Total number of results should be displayed on result grid</text:p>
        </text:list-item>
        <text:list-item>
          <text:p text:style-name="P37">grid column better to be a mandatory fields </text:p>
        </text:list-item>
        <text:list-item>
          <text:p text:style-name="P37">Result grids should include all specified columns with correct values</text:p>
        </text:list-item>
        <text:list-item>
          <text:p text:style-name="P23">Sorted columns should be displayed with sorting icon</text:p>
        </text:list-item>
        <text:list-item>
          <text:p text:style-name="P23">Ascending and descending sorting functionality should work for columns supported with data sorting</text:p>
        </text:list-item>
        <text:list-item>
          <text:p text:style-name="P23">Result grids should be displayed with proper column and row spacing</text:p>
        </text:list-item>
        <text:list-item>
          <text:p text:style-name="P23">Duplicate records should not be displayed in result grid</text:p>
        </text:list-item>
        <text:list-item>
          <text:p text:style-name="P23">Check data for dynamic columns (columns whose values are calculated dynamically based on the other column values)</text:p>
        </text:list-item>
        <text:list-item>
          <text:p text:style-name="P23">Check if proper symbols are used for displaying column values e.g. % symbol should be displayed for percentage calculation</text:p>
        </text:list-item>
        <text:list-item>
          <text:p text:style-name="P23">Check if all columns are visible and horizontal scroll bar is enabled if necessary</text:p>
        </text:list-item>
        <text:list-item>
          <text:p text:style-name="P63"><text:soft-page-break/>Grid latest added content must have to on top </text:p>
        </text:list-item>
        <text:list-item>
          <text:p text:style-name="P37">For result grids showing reports check ‘Totals’ row and verify total for every column</text:p>
        </text:list-item>
        <text:list-item>
          <text:p text:style-name="P37">For result grids showing reports check ‘Totals’ row data when pagination is enabled and user navigates to next page</text:p>
        </text:list-item>
        <text:list-item>
          <text:p text:style-name="P53">Need sum of total for all report and view page , if its have <text:s/>need total page <text:s/>sum and page wise also (like total qty, total salary amount … etc)</text:p>
        </text:list-item>
        <text:list-item>
          <text:p text:style-name="P37">Pagination should be enabled when there are more results than the default result count per page</text:p>
        </text:list-item>
        <text:list-item>
          <text:p text:style-name="P53"><text:s/>If its have paging mean should have suitable data on that page, <text:s/>page should not extend</text:p>
        </text:list-item>
        <text:list-item>
          <text:p text:style-name="P37">paging <text:s text:c="2"/>- paging must <text:s/>be in this order like 1 ,2, 3 ,4,5,6,7.8.9.10 .next...last <text:s text:c="2"/>and <text:s/>, first...prev, 4,5,6,7.8.9.10, next...last </text:p>
        </text:list-item>
        <text:list-item>
          <text:p text:style-name="P53">Check for Next, Previous, First and Last page pagination functionality</text:p>
        </text:list-item>
        <text:list-item>
          <text:p text:style-name="P53">need option to view details current and all page wise </text:p>
        </text:list-item>
        <text:list-item>
          <text:p text:style-name="P53">for print and pdf , excel check the current and all page wise </text:p>
        </text:list-item>
        <text:list-item>
          <text:p text:style-name="P53">Any action view mean that should be act properly like delete ,edit ,add, print ,reprint everything should <text:s/>process properly <text:s/></text:p>
        </text:list-item>
        <text:list-item>
          <text:p text:style-name="P37"><text:s/>Delete /edit functionality for any record on page should ask for confirmation</text:p>
        </text:list-item>
        <text:list-item>
          <text:p text:style-name="P37">Select/deselect all records options should be provided if page supports record add/delete/update functionality</text:p>
        </text:list-item>
        <text:list-item>
          <text:p text:style-name="P37">Check page sorting functionality after add/edit/delete operations on any record</text:p>
        </text:list-item>
        <text:list-item>
          <text:p text:style-name="P60">should not double click allowed to action in button </text:p>
        </text:list-item>
        <text:list-item>
          <text:p text:style-name="P60">All numeric values should be formatted properly</text:p>
        </text:list-item>
        <text:list-item>
          <text:p text:style-name="P60">Amount values should be displayed with correct currency symbols</text:p>
        </text:list-item>
        <text:list-item>
          <text:p text:style-name="P60">Date and time should used for every side same format </text:p>
        </text:list-item>
        <text:list-item>
          <text:p text:style-name="P60"><text:s/>If anything like a report due mean try to show <text:s/>details in pop up -its depends client requirement </text:p>
          <text:p text:style-name="P53"><text:s/></text:p>
        </text:list-item>
      </text:list>
      <text:p text:style-name="P5"><text:s/>d. Edit and Detail View Page :</text:p>
      <text:list xml:id="list31572045" text:style-name="L19">
        <text:list-item>
          <text:p text:style-name="P54">edit and details view page have proper heading and web page title , favourit icon <text:s/>and url</text:p>
        </text:list-item>
        <text:list-item>
          <text:p text:style-name="P54">edit page show with which are all added already , that too editable format </text:p>
        </text:list-item>
        <text:list-item>
          <text:p text:style-name="P54">details page show with which are all added already , <text:s/>and this shouldn't <text:s/>enable , its only for showing details </text:p>
        </text:list-item>
        <text:list-item>
          <text:p text:style-name="P54">edit page have <text:s/>cancel and update button </text:p>
        </text:list-item>
        <text:list-item>
          <text:p text:style-name="P54">detail view page must have close button and back button <text:s/></text:p>
        </text:list-item>
        <text:list-item>
          <text:p text:style-name="P54">after edit and details view page go to view page mean before view page only view should not view <text:s/>whole page </text:p>
        </text:list-item>
        <text:list-item>
          <text:p text:style-name="P54">After edit should have to show before selected page with filtered </text:p>
        </text:list-item>
        <text:list-item>
          <text:p text:style-name="P54">if not do any action in edit pop up must have to show old detail </text:p>
        </text:list-item>
      </text:list>
      <text:p text:style-name="P4"/>
      <text:p text:style-name="P5">e. Crystal Report:</text:p>
      <text:list xml:id="list31548385" text:style-name="L20">
        <text:list-item>
          <text:p text:style-name="P55">need <text:s/>proper application name and their address, contact details phone no ,mail, website , tin no </text:p>
        </text:list-item>
        <text:list-item>
          <text:p text:style-name="P55">Result grids should be displayed with proper column and row spacing</text:p>
        </text:list-item>
        <text:list-item>
          <text:p text:style-name="P55">if lengthy word mean should be show float on next line </text:p>
        </text:list-item>
        <text:list-item>
          <text:p text:style-name="P55">common details should view correctly like total qty , total amount , and tax like everything </text:p>
        </text:list-item>
        <text:list-item>
          <text:p text:style-name="P43">check the design if more than one page mean <text:s/></text:p>
        </text:list-item>
        <text:list-item>
          <text:p text:style-name="P55">if <text:s/>has multiple page mean must have any link between that page (page no, invoice no like anything)</text:p>
        </text:list-item>
        <text:list-item>
          <text:p text:style-name="P55"><text:soft-page-break/>check with min one page and more than 10 page </text:p>
          <text:p text:style-name="P55"/>
        </text:list-item>
      </text:list>
      <text:p text:style-name="P1"><text:s/>EXPORT FUNCTIONALITY</text:p>
      <text:list xml:id="list31562367" text:style-name="L21">
        <text:list-item>
          <text:p text:style-name="P24">Check if export button is showing proper icon according to exported file type</text:p>
        </text:list-item>
        <text:list-item>
          <text:p text:style-name="P24">Check export functionality when pagination is enabled</text:p>
        </text:list-item>
        <text:list-item>
          <text:p text:style-name="P56">in export file need proper web page name , form name, view type , <text:s/>and proper column name and if <text:s/>there any common details that also need </text:p>
        </text:list-item>
        <text:list-item>
          <text:p text:style-name="P56">Export file data should be formatted properly with header and footer text, date, page numbers etc. values for all pages</text:p>
        </text:list-item>
        <text:list-item>
          <text:p text:style-name="P24">File should get exported in proper file extension</text:p>
        </text:list-item>
        <text:list-item>
          <text:p text:style-name="P24">Check export functionality for files with very large size</text:p>
        </text:list-item>
        <text:list-item>
          <text:p text:style-name="P24">Exported file should have columns with proper column names</text:p>
        </text:list-item>
        <text:list-item>
          <text:p text:style-name="P24"><text:s/>Default page sorting should be carried in exported file as well</text:p>
        </text:list-item>
        <text:list-item>
          <text:p text:style-name="P24"><text:s/>Check if data displayed on page and exported <text:s/>file is same</text:p>
        </text:list-item>
        <text:list-item>
          <text:p text:style-name="P38">Check export functionality for pages containing special characters. Check if these special characters are exported properly in Excel file</text:p>
        </text:list-item>
        <text:list-item>
          <text:p text:style-name="P24">Check for date format if exported <text:s/>file contains date columns</text:p>
        </text:list-item>
        <text:list-item>
          <text:p text:style-name="P38">4. Check number formatting for numeric or currency values. Formatting should be same as shown on page</text:p>
        </text:list-item>
        <text:list-item>
          <text:p text:style-name="P38">File name for the exported <text:s/>file should be as per the standards e.g. if file name is using time stamp, it should get replaced properly with actual timestamp at the time of exporting the file</text:p>
        </text:list-item>
        <text:list-item>
          <text:p text:style-name="P56">Check if download able files are pointing to correct file paths</text:p>
        </text:list-item>
      </text:list>
      <text:p text:style-name="P4"/>
      <text:p text:style-name="P4"/>
      <text:p text:style-name="P1">COMMON VALIDATION:</text:p>
      <text:p text:style-name="P1">a. Numeric fields</text:p>
      <text:list xml:id="list31568904" text:style-name="L22">
        <text:list-item>
          <text:p text:style-name="P25">Assure that lowest and highest values are handles correctly</text:p>
        </text:list-item>
        <text:list-item>
          <text:p text:style-name="P25">Assure that invalid values are logged and reported</text:p>
        </text:list-item>
        <text:list-item>
          <text:p text:style-name="P25">Assure that valid values are handles by the correct procedure</text:p>
        </text:list-item>
        <text:list-item>
          <text:p text:style-name="P25">Assure that numeric fields with a blank in position 1 are processed or reported an error</text:p>
        </text:list-item>
        <text:list-item>
          <text:p text:style-name="P25">Assure that fields with a blank in the last position are processed or reported as error an error</text:p>
        </text:list-item>
        <text:list-item>
          <text:p text:style-name="P25">Assure that both + and - values are correctly processed</text:p>
        </text:list-item>
        <text:list-item>
          <text:p text:style-name="P25">Assure that division by zeor does not occur</text:p>
        </text:list-item>
        <text:list-item>
          <text:p text:style-name="P39">Indicate at least one in-range values</text:p>
        </text:list-item>
        <text:list-item>
          <text:p text:style-name="P39">Check for negative numbers if allowed for numeric fields</text:p>
        </text:list-item>
        <text:list-item>
          <text:p text:style-name="P39"><text:s/>check other than numeric allowed or not(shouldn't allow)</text:p>
        </text:list-item>
        <text:list-item>
          <text:p text:style-name="P39"><text:s/>check the decimal , if that field accept decimal should be in limit for amount should be 2 <text:s/>digit only allowed for qty allow only 3 digit after decimal </text:p>
        </text:list-item>
        <text:list-item>
          <text:p text:style-name="P39"><text:s/>Input fields should be checked for max field value. Input values greater than specified max limit should not be accepted or stored in database</text:p>
        </text:list-item>
        <text:list-item>
          <text:p text:style-name="P39">Input data with first and last position blank should be handled correctly</text:p>
        </text:list-item>
        <text:list-item>
          <text:p text:style-name="P39">Divide by zero errors should be handled for any calculations</text:p>
        </text:list-item>
        <text:list-item>
          <text:p text:style-name="P62">Numeric values should be right justified unless specified otherwise</text:p>
        </text:list-item>
      </text:list>
      <text:p text:style-name="P2"/>
      <text:p text:style-name="P1">b. Alpha field check</text:p>
      <text:p text:style-name="P3">1. User blank and non-blank data</text:p>
      <text:p text:style-name="P3"><text:soft-page-break/>2. Include lowest and highest values</text:p>
      <text:p text:style-name="P3">3. Include invalid character &amp; symbol</text:p>
      <text:p text:style-name="P3">4. Include valid character</text:p>
      <text:p text:style-name="P3">5.Include data items with first position blank <text:span text:style-name="T2">Include data items with last position blank</text:span></text:p>
      <text:p text:style-name="P4">6.Input fields should be checked for max field value. Input values greater than specified max limit should not be accepted or stored in database</text:p>
      <text:p text:style-name="P4">7. Input data with first and last position blank should be handled correctly</text:p>
      <text:p text:style-name="P4"/>
      <text:p text:style-name="P5">c. Date:</text:p>
      <text:list xml:id="list31558385" text:style-name="L23">
        <text:list-item>
          <text:p text:style-name="P40">User should only able to select valid dates (ex: Feb 31st cant be selected)</text:p>
        </text:list-item>
        <text:list-item>
          <text:p text:style-name="P57">If Date of birth must be 18, then user should not be able to select date less than 18 years from the current date.</text:p>
        </text:list-item>
        <text:list-item>
          <text:p text:style-name="P57">Give manual input other than date format – shouldn't allow</text:p>
        </text:list-item>
        <text:list-item>
          <text:p text:style-name="P64">Test that leap years are validated correctly</text:p>
        </text:list-item>
      </text:list>
      <text:p text:style-name="P6"/>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roid Sans" svg:font-family="'Droid Sans'"/>
    <style:font-face style:name="Mangal1" svg:font-family="Mangal"/>
    <style:font-face style:name="Verdana" svg:font-family="Verdana, sans-serif"/>
    <style:font-face style:name="verdana" svg:font-family="verdana, tahoma, arial, 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fffff" draw:end-color="#000080" draw:start-intensity="100%" draw:end-intensity="100%" draw:angle="450" draw:border="0%"/>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2-02T15:58:13.05</meta:creation-date>
    <dc:date>2016-05-25T12:08:09.58</dc:date>
    <meta:editing-duration>PT9H27M15S</meta:editing-duration>
    <meta:editing-cycles>126</meta:editing-cycles>
    <meta:generator>OpenOffice.org/3.3$Win32 OpenOffice.org_project/330m20$Build-9567</meta:generator>
    <meta:document-statistic meta:table-count="0" meta:image-count="0" meta:object-count="0" meta:page-count="11" meta:paragraph-count="349" meta:word-count="4825" meta:character-count="26919"/>
  </office:meta>
</office:document-meta>
</file>